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90000045510000327B6F8B552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0728in" svg:y="-0.1563in" svg:width="6.9252in" svg:height="6.5634in" draw:z-index="0"><draw:image xlink:href="Pictures/20000090000045510000327B6F8B552B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hammed bility</meta:initial-creator>
    <meta:creation-date>2020-07-10T14:25:01.67</meta:creation-date>
    <dc:date>2020-07-10T14:33:33.18</dc:date>
    <dc:creator>mohammed bility</dc:creator>
    <meta:editing-duration>PT8M39S</meta:editing-duration>
    <meta:editing-cycles>1</meta:editing-cycles>
    <meta:generator>OpenOffice/4.1.7$Win32 OpenOffice.org_project/417m1$Build-9800</meta:generator>
    <meta:document-statistic meta:table-count="0" meta:image-count="1" meta:object-count="0" meta:page-count="1" meta:paragraph-count="0" meta:word-count="0" meta:character-count="0"/>
  </office:meta>
</office:document-meta>
</file>